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3 : Algèbre Relationel</text:p>
      <text:p text:style-name="P1"/>
      <text:p text:style-name="P2"/>
      <text:p text:style-name="P2">Union et Différence : obligation d'avoir un schéma identique des tables pour faire ses opérations (même nom de colonnes).</text:p>
      <text:p text:style-name="P2"/>
      <text:p text:style-name="P2">Projection : Donne les colonnes indiqués, donc moins de colonne de la table de base.</text:p>
      <text:p text:style-name="P2">Restriction : condition sur les valeurs d'une colonne, renvoie les lignes qui correspondent à cette conditions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ragonkill </meta:initial-creator>
    <meta:creation-date>2011-09-22T10:34:00</meta:creation-date>
    <dc:date>2011-09-22T11:23:52</dc:date>
    <dc:creator>Dragonkill </dc:creator>
    <meta:editing-duration>PT49M53S</meta:editing-duration>
    <meta:editing-cycles>7</meta:editing-cycles>
    <meta:generator>LibreOffice/3.3$Linux LibreOffice_project/330m19$Build-301</meta:generator>
    <meta:document-statistic meta:table-count="0" meta:image-count="0" meta:object-count="0" meta:page-count="1" meta:paragraph-count="4" meta:word-count="55" meta:character-count="347"/>
  </office:meta>
</office:document-meta>
</file>